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14e58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14e58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114e58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114e58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14e58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14e58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letter-spacing="0.053cm" fo:font-weight="bold" officeooo:paragraph-rsid="00114e58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paragraph-rsid="00114e5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14e58" style:font-size-asian="12pt" style:font-size-complex="12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 style:page-number="auto"/>
      <style:text-properties officeooo:paragraph-rsid="00114e58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/>
      <style:text-properties style:font-name="Times New Roman" fo:font-size="12pt" fo:font-weight="bold" officeooo:paragraph-rsid="00114e58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114e58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114e5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14e58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letter-spacing="0.053cm" fo:font-weight="bold" officeooo:paragraph-rsid="00114e58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paragraph-rsid="00114e58" style:font-size-asian="14pt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paragraph-rsid="00114e5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114e5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officeooo:paragraph-rsid="00114e58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08f4"/>
    </style:style>
    <style:style style:name="P22" style:family="paragraph" style:parent-style-name="Standard">
      <style:paragraph-properties fo:margin-left="0.002cm" fo:margin-right="0cm" fo:line-height="100%" fo:text-align="justify" style:justify-single-word="false" fo:text-indent="1.245cm" style:auto-text-indent="false"/>
    </style:style>
    <style:style style:name="P23" style:family="paragraph" style:parent-style-name="Standard">
      <style:paragraph-properties fo:margin-left="-0.004cm" fo:margin-right="0cm" fo:line-height="100%" fo:text-align="justify" style:justify-single-word="false" fo:text-indent="1.254cm" style:auto-text-indent="false"/>
    </style:style>
    <style:style style:name="P24" style:family="paragraph" style:parent-style-name="Standard">
      <style:paragraph-properties fo:margin-left="-0.004cm" fo:margin-right="0cm" fo:line-height="100%" fo:text-align="justify" style:justify-single-word="false" fo:text-indent="1.254cm" style:auto-text-indent="false"/>
      <style:text-properties officeooo:paragraph-rsid="001308f4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style:font-size-asian="12pt" style:font-size-complex="12pt" style:font-weight-complex="bold"/>
    </style:style>
    <style:style style:name="T5" style:family="text">
      <style:text-properties style:font-name="Times New Roman" fo:font-size="12pt" officeooo:rsid="00114e58" style:font-size-asian="12pt" style:font-size-complex="12pt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114e5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size-complex="14pt" style:font-style-complex="italic"/>
    </style:style>
    <style:style style:name="T10" style:family="text">
      <style:text-properties style:font-name="Times New Roman" fo:font-size="14pt" officeooo:rsid="00120d6b" style:font-size-asian="14pt" style:font-size-complex="14pt" style:font-style-complex="italic"/>
    </style:style>
    <style:style style:name="T1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4" style:family="text">
      <style:text-properties fo:color="#000000" style:font-name="Times New Roman" fo:font-size="14pt" fo:font-weight="bold" officeooo:rsid="001308f4" style:font-size-asian="14pt" style:font-weight-asian="bold" style:font-size-complex="14pt"/>
    </style:style>
    <style:style style:name="T15" style:family="text">
      <style:text-properties fo:color="#000000" style:font-name="Times New Roman" fo:font-size="14pt" style:font-size-asian="14pt" style:font-size-complex="14pt"/>
    </style:style>
    <style:style style:name="T16" style:family="text">
      <style:text-properties fo:color="#000000" style:font-name="Times New Roman" fo:font-size="14pt" officeooo:rsid="00120d6b" style:font-size-asian="14pt" style:font-size-complex="14pt"/>
    </style:style>
    <style:style style:name="T17" style:family="text">
      <style:text-properties fo:color="#000000" style:font-name="Times New Roman" fo:font-size="14pt" fo:font-weight="normal" officeooo:rsid="001308f4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fo:font-weight="normal" officeooo:rsid="001308f4" fo:background-color="#ffff00" loext:char-shading-value="0" style:font-size-asian="14pt" style:font-weight-asian="normal" style:font-size-complex="14pt" style:font-weight-complex="normal"/>
    </style:style>
    <style:style style:name="T19" style:family="text">
      <style:text-properties fo:color="#000000" style:font-name="Times New Roman" fo:font-size="14pt" fo:font-weight="normal" officeooo:rsid="001308f4" fo:background-color="#ffff00" loext:char-shading-value="0" style:font-size-asian="14pt" style:font-weight-asian="normal" style:font-size-complex="14pt" style:font-weight-complex="normal"/>
    </style:style>
    <style:style style:name="T20" style:family="text">
      <style:text-properties fo:color="#000000" style:font-name="Noto Serif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color="#000000" style:font-name="Noto Serif" fo:font-size="12pt" fo:language="none" fo:country="none" fo:font-weight="normal" officeooo:rsid="0020689b" style:font-size-asian="10.5pt" style:font-weight-asian="normal" style:font-size-complex="12pt" style:font-weight-complex="normal"/>
    </style:style>
    <style:style style:name="T22" style:family="text">
      <style:text-properties officeooo:rsid="00120d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ГОСУДАР</text:span><text:span text:style-name="T1">СТВЕННОЕ АВТОНОМНОЕ УЧРЕЖДЕНИЕ</text:span></text:p>
      <text:p text:style-name="P12">ДОПОЛНИТЕЛЬНОГО ПРОФЕССИОНАЛЬНОГО ОБРАЗОВАНИЯ </text:p>
      <text:p text:style-name="P12">«АМУРСКИЙ ОБЛАСТНОЙ ИНСТИТУТ РАЗВИТИЯ ОБРАЗОВАНИЯ»</text:p>
      <text:p text:style-name="P3"/>
      <text:p text:style-name="P19">Детский технопарк «Кванториум- 28» Амурская область г. Благовещенск</text:p>
      <text:p text:style-name="P3"/>
      <text:p text:style-name="P5"/>
      <text:p text:style-name="P5">Рекомендована к утверждению </text:p>
      <text:p text:style-name="P5">Научно-методическим советом </text:p>
      <text:p text:style-name="P5">ГАУ ДПО «АМиРО» </text:p>
      <text:p text:style-name="P5">Директор детского технопарка </text:p>
      <text:p text:style-name="P5">«Кванториум-28» г. Благовещенск</text:p>
      <text:p text:style-name="P7"/>
      <text:p text:style-name="P7"/>
      <text:p text:style-name="P7">ДОПОЛНИТЕЛЬНАЯ ОБЩЕОБРАЗОВАТЕЛЬНАЯ </text:p>
      <text:p text:style-name="P4">ОБЩЕРАЗВИВАЮЩАЯ ПРОГРАММА</text:p>
      <text:p text:style-name="P4"/>
      <text:p text:style-name="P17">«Вводный модуль»</text:p>
      <text:p text:style-name="P8"/>
      <text:p text:style-name="P1"><text:span text:style-name="T6">направление «</text:span><text:span text:style-name="T7">Робо/IT</text:span><text:span text:style-name="T6">»</text:span></text:p>
      <text:p text:style-name="P8"/>
      <text:p text:style-name="P8">детского технопарка «Кванториум-28»</text:p>
      <text:p text:style-name="P1"><text:span text:style-name="T6">для детей </text:span><text:span text:style-name="T12">12-17 лет</text:span></text:p>
      <text:p text:style-name="P8"/>
      <text:p text:style-name="P8">срок реализации программы – 4 месяца</text:p>
      <text:p text:style-name="P14"><text:s/></text:p>
      <text:p text:style-name="P2"><text:span text:style-name="T2">Вид программы: </text:span><text:span text:style-name="T4">типовая</text:span></text:p>
      <text:p text:style-name="P5"/>
      <text:p text:style-name="P2"><text:span text:style-name="T3">Разработал педагог дополнительного образования: <text:s/></text:span><text:span text:style-name="T5">Браун Роман Геннадьевич</text:span></text:p>
      <text:p text:style-name="P5"/>
      <text:p text:style-name="P5"/>
      <text:p text:style-name="P5">Утверждена на педагогическом совете </text:p>
      <text:p text:style-name="P5">«_____» _________ 20___ года </text:p>
      <text:p text:style-name="P6"/>
      <text:p text:style-name="P6"/>
      <text:p text:style-name="P6"/>
      <text:p text:style-name="P6"/>
      <text:p text:style-name="P6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20">г. Свободный</text:p>
      <text:p text:style-name="P20">2019 г.</text:p>
      <text:h text:style-name="P10" text:outline-level="2">Пояснительная записка</text:h>
      <text:p text:style-name="P23"><text:span text:style-name="T8">Программа</text:span><text:span text:style-name="T11"> </text:span><text:span text:style-name="T9">«</text:span><text:span text:style-name="T10">Робо/IT</text:span><text:span text:style-name="T9">»</text:span><text:span text:style-name="T11"> </text:span><text:span text:style-name="T8">относится к дополнительным общеобразовательным общеразвивающим программам технической <text:s/>направленности.</text:span></text:p>
      <text:p text:style-name="P22"><text:span text:style-name="T8"><text:s/>В рамках данной программы </text:span><text:span text:style-name="T15">обучающимися </text:span><text:span text:style-name="T8">реализуются</text:span><text:span text:style-name="T15"> <text:s/>практические <text:s/>навыки работы на высокотехнологическом оборудовании. Обучающиеся познакомятся с теорией решения изобретательских задач, основами инженерии, выполнят работы с электронными компонентами, поймут особенности и возможности </text:span><text:span text:style-name="T16">программирования</text:span><text:span text:style-name="T15"> и способы его практического применения. Определят наиболее интересные направления для дальнейшего практического изучения.</text:span></text:p>
      <text:p text:style-name="P24"><text:span text:style-name="T13">Актуальность </text:span><text:span text:style-name="T20">программы обусловлена социальным заказом общества на технически грамотных специалистов в области робототехники </text:span><text:span text:style-name="T21">и IT-технологий</text:span><text:span text:style-name="T20">, максимальной эффективностью развития технических навыков со школьного возраста; передачей сложного технического материала в простой доступной форме; реализацией личностных потребностей и жизненных планов; реализацией проектной деятельности школьниками на базе современного оборудования. А так же повышенным интересом детей школьного возраста к робототехнике и IT-технологиям.</text:span><text:span text:style-name="T15"> Дополнительное образование обладает большим потенциалом в развитии и подготовке личности ребенка к самоопределению и самореализации в этих условиях.</text:span></text:p>
      <text:p text:style-name="P21"><text:span text:style-name="T13">Новизна </text:span><text:span text:style-name="T19">[TODO:]</text:span></text:p>
      <text:p text:style-name="P21"><text:span text:style-name="T17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8T12:56:46.262915694</meta:creation-date>
    <meta:generator>LibreOffice/6.3.2.2$Linux_X86_64 LibreOffice_project/30$Build-2</meta:generator>
    <dc:date>2019-10-18T13:47:45.905332756</dc:date>
    <meta:editing-duration>PT24M44S</meta:editing-duration>
    <meta:editing-cycles>3</meta:editing-cycles>
    <meta:document-statistic meta:table-count="0" meta:image-count="0" meta:object-count="0" meta:page-count="2" meta:paragraph-count="28" meta:word-count="208" meta:character-count="1944" meta:non-whitespace-character-count="1748"/>
  </office:meta>
</office:document-meta>
</file>